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2">
      <style:paragraph-properties fo:text-align="center" style:justify-single-word="false"/>
      <style:text-properties officeooo:rsid="001004dc" officeooo:paragraph-rsid="001004dc"/>
    </style:style>
    <style:style style:name="P3" style:family="paragraph" style:parent-style-name="Heading_20_3">
      <style:text-properties officeooo:rsid="001004dc" officeooo:paragraph-rsid="001004dc"/>
    </style:style>
    <style:style style:name="P4" style:family="paragraph" style:parent-style-name="Heading_20_3">
      <style:text-properties officeooo:rsid="0012c4ac" officeooo:paragraph-rsid="0012c4ac"/>
    </style:style>
    <style:style style:name="P5" style:family="paragraph" style:parent-style-name="Text_20_body">
      <style:text-properties officeooo:rsid="001004dc" officeooo:paragraph-rsid="001004dc"/>
    </style:style>
    <style:style style:name="P6" style:family="paragraph" style:parent-style-name="Text_20_body">
      <style:paragraph-properties fo:text-align="center" style:justify-single-word="false"/>
      <style:text-properties officeooo:paragraph-rsid="001004dc"/>
    </style:style>
    <style:style style:name="P7" style:family="paragraph" style:parent-style-name="Text_20_body">
      <style:text-properties officeooo:paragraph-rsid="001004dc"/>
    </style:style>
    <style:style style:name="P8" style:family="paragraph" style:parent-style-name="Text_20_body">
      <style:text-properties officeooo:rsid="0012c4ac" officeooo:paragraph-rsid="0012c4ac"/>
    </style:style>
    <style:style style:name="P9" style:family="paragraph" style:parent-style-name="Text_20_body">
      <style:text-properties officeooo:rsid="0013ab0e" officeooo:paragraph-rsid="0013ab0e"/>
    </style:style>
    <style:style style:name="P10" style:family="paragraph" style:parent-style-name="Text_20_body">
      <style:text-properties officeooo:paragraph-rsid="0015181a"/>
    </style:style>
    <style:style style:name="P11" style:family="paragraph" style:parent-style-name="Text_20_body">
      <style:text-properties officeooo:rsid="0015181a" officeooo:paragraph-rsid="0015181a"/>
    </style:style>
    <style:style style:name="P12" style:family="paragraph">
      <loext:graphic-properties draw:fill-color="#77bc65"/>
      <style:paragraph-properties fo:text-align="center"/>
    </style:style>
    <style:style style:name="P13" style:family="paragraph">
      <loext:graphic-properties draw:fill-color="#ffbf00"/>
      <style:paragraph-properties fo:text-align="center"/>
    </style:style>
    <style:style style:name="P14" style:family="paragraph">
      <loext:graphic-properties draw:fill-color="#ffb66c"/>
      <style:paragraph-properties fo:text-align="center"/>
    </style:style>
    <style:style style:name="T1" style:family="text">
      <style:text-properties officeooo:rsid="001004dc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style:style style:name="gr1" style:family="graphic">
      <style:graphic-properties svg:stroke-color="#77bc65" draw:fill-color="#77bc65" draw:textarea-horizontal-align="justify" draw:textarea-vertical-align="middle" draw:auto-grow-height="false" fo:min-height="0.42cm" fo:min-width="0.4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77bc65" draw:fill-color="#77bc65" draw:textarea-horizontal-align="justify" draw:textarea-vertical-align="middle" draw:auto-grow-height="false" fo:min-height="0.346cm" fo:min-width="0.34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77bc65" draw:fill-color="#ffbf00" draw:textarea-horizontal-align="justify" draw:textarea-vertical-align="middle" draw:auto-grow-height="false" fo:min-height="0.434cm" fo:min-width="0.43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77bc65" draw:fill-color="#ffbf00" draw:textarea-horizontal-align="justify" draw:textarea-vertical-align="middle" draw:auto-grow-height="false" fo:min-height="0.314cm" fo:min-width="0.3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77bc65" draw:fill-color="#ffbf00" draw:textarea-horizontal-align="justify" draw:textarea-vertical-align="middle" draw:auto-grow-height="false" fo:min-height="0.512cm" fo:min-width="0.51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color="#77bc65" draw:fill-color="#ffbf00" draw:textarea-horizontal-align="justify" draw:textarea-vertical-align="middle" draw:auto-grow-height="false" fo:min-height="0.346cm" fo:min-width="0.34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color="#77bc65" draw:fill-color="#77bc65" draw:textarea-horizontal-align="justify" draw:textarea-vertical-align="middle" draw:auto-grow-height="false" fo:min-height="0.3cm" fo:min-width="0.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color="#77bc65" draw:fill-color="#77bc65" draw:textarea-horizontal-align="justify" draw:textarea-vertical-align="middle" draw:auto-grow-height="false" fo:min-height="0.332cm" fo:min-width="0.33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color="#77bc65" draw:fill-color="#77bc65" draw:textarea-horizontal-align="justify" draw:textarea-vertical-align="middle" draw:auto-grow-height="false" fo:min-height="0.526cm" fo:min-width="0.5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color="#77bc65" draw:fill-color="#ffb66c" draw:textarea-horizontal-align="justify" draw:textarea-vertical-align="middle" draw:auto-grow-height="false" fo:min-height="0.406cm" fo:min-width="0.40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color="#77bc65" draw:fill-color="#ffb66c" draw:textarea-horizontal-align="justify" draw:textarea-vertical-align="middle" draw:auto-grow-height="false" fo:min-height="0.254cm" fo:min-width="0.25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svg:stroke-color="#77bc65" draw:fill-color="#77bc65" draw:textarea-horizontal-align="justify" draw:textarea-vertical-align="middle" draw:auto-grow-height="false" fo:min-height="0.272cm" fo:min-width="0.27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svg:stroke-color="#77bc65" draw:fill-color="#77bc65" draw:textarea-horizontal-align="justify" draw:textarea-vertical-align="middle" draw:auto-grow-height="false" fo:min-height="0.374cm" fo:min-width="0.37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svg:stroke-color="#77bc65" draw:fill-color="#77bc65" draw:textarea-horizontal-align="justify" draw:textarea-vertical-align="middle" draw:auto-grow-height="false" fo:min-height="0.286cm" fo:min-width="0.28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svg:stroke-color="#77bc65" draw:fill-color="#77bc65" draw:textarea-horizontal-align="justify" draw:textarea-vertical-align="middle" draw:auto-grow-height="false" fo:min-height="0.212cm" fo:min-width="0.21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svg:stroke-color="#77bc65" draw:fill-color="#77bc65" draw:textarea-horizontal-align="justify" draw:textarea-vertical-align="middle" draw:auto-grow-height="false" fo:min-height="0.314cm" fo:min-width="0.3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svg:stroke-color="#77bc65" draw:fill-color="#77bc65" draw:textarea-horizontal-align="justify" draw:textarea-vertical-align="middle" draw:auto-grow-height="false" fo:min-height="0.286cm" fo:min-width="0.3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svg:stroke-color="#77bc65" draw:fill-color="#77bc65" draw:textarea-horizontal-align="justify" draw:textarea-vertical-align="middle" draw:auto-grow-height="false" fo:min-height="0.392cm" fo:min-width="0.39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Внедрение <text:span text:style-name="T2">AltTech</text:span></text:h>
      <text:h text:style-name="P2" text:outline-level="2">Этап 1</text:h>
      <text:p text:style-name="P6"/>
      <text:h text:style-name="P3" text:outline-level="3">Функции главной формы</text:h>
      <text:p text:style-name="P5"><draw:custom-shape text:anchor-type="paragraph" draw:z-index="0" draw:name="Фигура 1" draw:style-name="gr14" draw:text-style-name="P12" svg:width="0.403cm" svg:height="0.403cm" svg:x="6.045cm" svg:y="-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Отображение списка клиентов</text:p>
      <text:p text:style-name="P5"><draw:custom-shape text:anchor-type="paragraph" draw:z-index="1" draw:name="Фигура 2" draw:style-name="gr18" draw:text-style-name="P12" svg:width="0.551cm" svg:height="0.551cm" svg:x="4.987cm" svg:y="-0.0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Внесение нового клиента</text:p>
      <text:p text:style-name="P5"><draw:custom-shape text:anchor-type="paragraph" draw:z-index="13" draw:name="Фигура 14" draw:style-name="gr11" draw:text-style-name="P14" svg:width="0.361cm" svg:height="0.361cm" svg:x="3.526cm" svg:y="0.0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Поиск клиента</text:p>
      <text:p text:style-name="P7"><draw:custom-shape text:anchor-type="paragraph" draw:z-index="2" draw:name="Фигура 3" draw:style-name="gr17" draw:text-style-name="P12" svg:width="0.509cm" svg:height="0.403cm" svg:x="5.071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">Открытие досье клиента</text:span></text:p>
      <text:p text:style-name="P11"><draw:custom-shape text:anchor-type="paragraph" draw:z-index="14" draw:name="Фигура 15" draw:style-name="gr10" draw:text-style-name="P14" svg:width="0.572cm" svg:height="0.572cm" svg:x="7.886cm" svg:y="-0.1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Поиск договоров, направленных на ЭПЭ</text:p>
      <text:h text:style-name="P3" text:outline-level="3">Функции досье клиента</text:h>
      <text:p text:style-name="P10"><draw:custom-shape text:anchor-type="paragraph" draw:z-index="3" draw:name="Фигура 4" draw:style-name="gr16" draw:text-style-name="P12" svg:width="0.445cm" svg:height="0.445cm" svg:x="6.278cm" svg:y="0.24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">Отображение договоров клиента</text:span></text:p>
      <text:p text:style-name="P5"><draw:custom-shape text:anchor-type="paragraph" draw:z-index="4" draw:name="Фигура 5" draw:style-name="gr8" draw:text-style-name="P12" svg:width="0.466cm" svg:height="0.466cm" svg:x="9.093cm" svg:y="-0.0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Внесение нового договора (контроль <text:span text:style-name="T2">ID </text:span><text:span text:style-name="T3">сделки)</text:span></text:p>
      <text:p text:style-name="P5"><draw:custom-shape text:anchor-type="paragraph" draw:z-index="5" draw:name="Фигура 6" draw:style-name="gr15" draw:text-style-name="P12" svg:width="0.297cm" svg:height="0.297cm" svg:x="8.585cm" svg:y="0.0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3">Отображение комментариев в досье клиента</text:span></text:p>
      <text:p text:style-name="P5"><draw:custom-shape text:anchor-type="paragraph" draw:z-index="6" draw:name="Фигура 7" draw:style-name="gr2" draw:text-style-name="P12" svg:width="0.488cm" svg:height="0.488cm" svg:x="5.812cm" svg:y="-0.0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3">Внесение нового комментария</text:span></text:p>
      <text:p text:style-name="P5"><draw:custom-shape text:anchor-type="paragraph" draw:z-index="12" draw:name="Фигура 13" draw:style-name="gr10" draw:text-style-name="P14" svg:width="0.572cm" svg:height="0.572cm" svg:x="9.22cm" svg:y="0.0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3">Удаление комментария (доступно для создателя)</text:span></text:p>
      <text:p text:style-name="P5"><draw:custom-shape text:anchor-type="paragraph" draw:z-index="7" draw:name="Фигура 8" draw:style-name="gr8" draw:text-style-name="P12" svg:width="0.466cm" svg:height="0.466cm" svg:x="5.241cm" svg:y="-0.01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3">Открытие анкеты клиента</text:span></text:p>
      <text:p text:style-name="P5"><draw:custom-shape text:anchor-type="paragraph" draw:z-index="8" draw:name="Фигура 9" draw:style-name="gr14" draw:text-style-name="P12" svg:width="0.403cm" svg:height="0.403cm" svg:x="5.473cm" svg:y="0.02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3">Открытие анкеты договора</text:span></text:p>
      <text:p text:style-name="P5"><draw:custom-shape text:anchor-type="paragraph" draw:z-index="9" draw:name="Фигура 10" draw:style-name="gr8" draw:text-style-name="P12" svg:width="0.466cm" svg:height="0.466cm" svg:x="5.283cm" svg:y="0.06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3">Открытие досье менеджера</text:span></text:p>
      <text:p text:style-name="P5"><draw:custom-shape text:anchor-type="paragraph" draw:z-index="11" draw:name="Фигура 12" draw:style-name="gr12" draw:text-style-name="P12" svg:width="0.382cm" svg:height="0.382cm" svg:x="4.733cm" svg:y="0.06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3">Открытие досье ЭПЭ</text:span></text:p>
      <text:p text:style-name="P5"><draw:custom-shape text:anchor-type="paragraph" draw:z-index="10" draw:name="Фигура 11" draw:style-name="gr13" draw:text-style-name="P12" svg:width="0.53cm" svg:height="0.53cm" svg:x="4.648cm" svg:y="0.0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3">Открытие досье юриста</text:span></text:p>
      <text:h text:style-name="P3" text:outline-level="3"><draw:custom-shape text:anchor-type="paragraph" draw:z-index="15" draw:name="Фигура 16" draw:style-name="gr9" draw:text-style-name="P12" svg:width="0.742cm" svg:height="0.742cm" svg:x="9.686cm" svg:y="0.94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Функции анкеты клиента</text:h>
      <text:p text:style-name="P5">Сохранение и отображение информации по блокам</text:p>
      <text:h text:style-name="P3" text:outline-level="3">Функции анкеты договора</text:h>
      <text:p text:style-name="P5"><draw:custom-shape text:anchor-type="paragraph" draw:z-index="16" draw:name="Фигура 17" draw:style-name="gr8" draw:text-style-name="P12" svg:width="0.466cm" svg:height="0.466cm" svg:x="8.966cm" svg:y="0.00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Сохранение основной информации по кредиту</text:p>
      <text:p text:style-name="P5"><draw:custom-shape text:anchor-type="paragraph" draw:z-index="17" draw:name="Фигура 18" draw:style-name="gr7" draw:text-style-name="P12" svg:width="0.424cm" svg:height="0.424cm" svg:x="10.172cm" svg:y="0.00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Сохранение дополнительной информации по кредиту</text:p>
      <text:p text:style-name="P5"><draw:custom-shape text:anchor-type="paragraph" draw:z-index="18" draw:name="Фигура 19" draw:style-name="gr6" draw:text-style-name="P13" svg:width="0.488cm" svg:height="0.488cm" svg:x="10.045cm" svg:y="0.0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Поиск кредитора по ИНН (без перезагузки страницы)</text:p>
      <text:h text:style-name="P4" text:outline-level="3"><draw:custom-shape text:anchor-type="paragraph" draw:z-index="19" draw:name="Фигура 20" draw:style-name="gr5" draw:text-style-name="P13" svg:width="0.72cm" svg:height="0.72cm" svg:x="7.209cm" svg:y="1.0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Функции досье менеджера</text:h>
      <text:p text:style-name="P8">Отметка о заключении договора ЭПЭ</text:p>
      <text:p text:style-name="P8"><draw:custom-shape text:anchor-type="paragraph" draw:z-index="20" draw:name="Фигура 21" draw:style-name="gr4" draw:text-style-name="P13" svg:width="0.445cm" svg:height="0.445cm" svg:x="5.156cm" svg:y="-0.0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Распечатка договора ЭПЭ</text:p>
      <text:p text:style-name="P8"><draw:custom-shape text:anchor-type="paragraph" draw:z-index="21" draw:name="Фигура 22" draw:style-name="gr3" draw:text-style-name="P13" svg:width="0.615cm" svg:height="0.615cm" svg:x="4.627cm" svg:y="-0.3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oft-page-break/>Распечатка акта ЭПЭ</text:p>
      <text:p text:style-name="P8"><draw:custom-shape text:anchor-type="paragraph" draw:z-index="22" draw:name="Фигура 23" draw:style-name="gr3" draw:text-style-name="P13" svg:width="0.615cm" svg:height="0.615cm" svg:x="6.765cm" svg:y="-0.12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Распечатка шаблона доверенности</text:p>
      <text:p text:style-name="P8">Выбор тарифа, расчёт суммы по договору</text:p>
      <text:p text:style-name="P8">Составление графика платежей</text:p>
      <text:p text:style-name="P8">Отметка о подписании договора</text:p>
      <text:p text:style-name="P8">Распечатка договора услуг</text:p>
      <text:p text:style-name="P9">Приём платежа. Распечатка ПКО.</text:p>
      <text:h text:style-name="P4" text:outline-level="3">Функции досье ЭПЭ</text:h>
      <text:p text:style-name="P8">Расчёт общей суммы долга, общего платежа</text:p>
      <text:p text:style-name="P8">Расчёт суммы дохода клиента (показать список, кнопками отметить что входит в расчёт).</text:p>
      <text:p text:style-name="P8">Расчёт истории доходов клиента (собрать данные из списка кредиторов).</text:p>
      <text:p text:style-name="P8">Построение истории работы клиента (заполнение таблицы).</text:p>
      <text:p text:style-name="P8"><draw:custom-shape text:anchor-type="paragraph" draw:z-index="23" draw:name="Фигура 24" draw:style-name="gr1" draw:text-style-name="P12" svg:width="0.593cm" svg:height="0.593cm" svg:x="13.284cm" svg:y="-0.01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Сохранение информации (долг, осн.долг, общий платёж, общий доход).</text:p>
      <text:p text:style-name="P8"><draw:custom-shape text:anchor-type="paragraph" draw:z-index="25" draw:name="Фигура 26" draw:style-name="gr1" draw:text-style-name="P12" svg:width="0.593cm" svg:height="0.593cm" svg:x="6.87cm" svg:y="-0.1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Выбор рекомендованной программы</text:p>
      <text:p text:style-name="P8"><draw:custom-shape text:anchor-type="paragraph" draw:z-index="24" draw:name="Фигура 25" draw:style-name="gr2" draw:text-style-name="P12" svg:width="0.488cm" svg:height="0.488cm" svg:x="5.452cm" svg:y="0.04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Составление списка рисков</text:p>
      <text:p text:style-name="P8">Сохранение результата ЭПЭ</text:p>
      <text:p text:style-name="P8">Отметка юриста по сложному клиенту</text:p>
      <text:h text:style-name="P4" text:outline-level="3">Функции досье юриста</text:h>
      <text:p text:style-name="P8">Печать доверенности (передоверие)</text:p>
      <text:p text:style-name="P8">Печать запросов документов в банки</text:p>
      <text:p text:style-name="P8">Отметки прохождения судебной стадии</text:p>
      <text:p text:style-name="P8">Печать иска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10T22:43:30.653000000</dc:date>
    <meta:editing-duration>PT27M55S</meta:editing-duration>
    <meta:editing-cycles>4</meta:editing-cycles>
    <meta:generator>LibreOffice/7.3.0.3$Windows_X86_64 LibreOffice_project/0f246aa12d0eee4a0f7adcefbf7c878fc2238db3</meta:generator>
    <meta:document-statistic meta:table-count="0" meta:image-count="0" meta:object-count="0" meta:page-count="2" meta:paragraph-count="50" meta:word-count="204" meta:character-count="1568" meta:non-whitespace-character-count="1414"/>
  </office:meta>
</office:document-meta>
</file>